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ave" svg:font-family="Agave" style:font-pitch="fixed"/>
    <style:font-face style:name="Alegreya" svg:font-family="Alegreya" style:font-adornments="Black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1.075in" style:rel-column-width="1548*"/>
    </style:style>
    <style:style style:name="Table1.B" style:family="table-column">
      <style:table-column-properties style:column-width="0.5646in" style:rel-column-width="813*"/>
    </style:style>
    <style:style style:name="Table1.C" style:family="table-column">
      <style:table-column-properties style:column-width="0.5715in" style:rel-column-width="823*"/>
    </style:style>
    <style:style style:name="Table1.D" style:family="table-column">
      <style:table-column-properties style:column-width="0.4431in" style:rel-column-width="638*"/>
    </style:style>
    <style:style style:name="Table1.E" style:family="table-column">
      <style:table-column-properties style:column-width="0.4111in" style:rel-column-width="592*"/>
    </style:style>
    <style:style style:name="Table1.F" style:family="table-column">
      <style:table-column-properties style:column-width="3.9347in" style:rel-column-width="5666*"/>
    </style:style>
    <style:style style:name="Table1.A1" style:family="table-cell">
      <style:table-cell-properties fo:padding="0.0201in" fo:border="none"/>
    </style:style>
    <style:style style:name="Table1.2" style:family="table-row">
      <style:table-row-properties fo:background-color="#dddddd">
        <style:background-image/>
      </style:table-row-properties>
    </style:style>
    <style:style style:name="Table2" style:family="table">
      <style:table-properties style:width="7in" table:align="margins"/>
    </style:style>
    <style:style style:name="Table2.A" style:family="table-column">
      <style:table-column-properties style:column-width="1.1604in" style:rel-column-width="1671*"/>
    </style:style>
    <style:style style:name="Table2.B" style:family="table-column">
      <style:table-column-properties style:column-width="1.3174in" style:rel-column-width="1897*"/>
    </style:style>
    <style:style style:name="Table2.C" style:family="table-column">
      <style:table-column-properties style:column-width="1.3688in" style:rel-column-width="1971*"/>
    </style:style>
    <style:style style:name="Table2.E" style:family="table-column">
      <style:table-column-properties style:column-width="1.8361in" style:rel-column-width="264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 fo:break-before="page"/>
      <style:text-properties style:font-name="Arial Black" fo:font-size="20pt" officeooo:rsid="0014a8f0" officeooo:paragraph-rsid="0014a8f0" style:font-size-asian="20pt" style:font-size-complex="20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 Black" fo:font-size="20pt" officeooo:rsid="0014a8f0" officeooo:paragraph-rsid="00225a50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legreya" fo:font-size="12pt" fo:font-weight="bold" officeooo:rsid="0014a8f0" officeooo:paragraph-rsid="0014a8f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legreya" fo:font-size="12pt" fo:font-weight="bold" officeooo:rsid="0014a8f0" officeooo:paragraph-rsid="00225a5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legreya" fo:font-size="12pt" fo:font-weight="bold" officeooo:rsid="00155cdd" officeooo:paragraph-rsid="00155cd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legreya" fo:font-size="12pt" fo:font-weight="bold" officeooo:rsid="001b423f" officeooo:paragraph-rsid="001b423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legreya" fo:font-size="12pt" fo:font-weight="bold" officeooo:rsid="00225a50" officeooo:paragraph-rsid="00225a5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legreya" fo:font-size="12pt" fo:font-weight="normal" officeooo:rsid="0014a8f0" officeooo:paragraph-rsid="0014a8f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legreya" fo:font-size="12pt" fo:font-weight="normal" officeooo:rsid="00225a50" officeooo:paragraph-rsid="00225a5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legreya" fo:font-size="12pt" style:text-underline-style="solid" style:text-underline-width="auto" style:text-underline-color="font-color" fo:font-weight="normal" officeooo:rsid="00225a50" officeooo:paragraph-rsid="00225a5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legreya" fo:font-size="6pt" fo:font-weight="normal" officeooo:rsid="00155cdd" officeooo:paragraph-rsid="00155cdd" style:font-size-asian="6pt" style:font-weight-asian="normal" style:font-size-complex="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legreya" fo:font-size="10pt" style:text-underline-style="none" fo:font-weight="bold" officeooo:rsid="00171289" officeooo:paragraph-rsid="0017128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legreya" fo:font-size="10pt" fo:font-weight="normal" officeooo:rsid="00164878" officeooo:paragraph-rsid="0016487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legreya" fo:font-size="10pt" fo:font-weight="normal" officeooo:rsid="00161c10" officeooo:paragraph-rsid="00161c1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legreya" fo:font-size="10pt" fo:font-weight="normal" officeooo:rsid="00161c10" officeooo:paragraph-rsid="00171289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legreya" fo:font-size="10pt" fo:font-weight="normal" officeooo:rsid="00155cdd" officeooo:paragraph-rsid="00155cdd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legreya" fo:font-size="10pt" fo:font-weight="bold" officeooo:rsid="001e2518" officeooo:paragraph-rsid="001e2518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legreya" fo:font-size="10pt" fo:font-weight="bold" officeooo:rsid="001c6387" officeooo:paragraph-rsid="001c6387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legreya" fo:font-size="10pt" fo:font-weight="bold" officeooo:rsid="001b423f" officeooo:paragraph-rsid="001b423f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legreya" fo:font-size="10pt" fo:font-weight="bold" officeooo:rsid="00164878" officeooo:paragraph-rsid="00164878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legreya" fo:font-size="9pt" officeooo:rsid="0014a8f0" officeooo:paragraph-rsid="0014a8f0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legreya" fo:font-size="9pt" officeooo:rsid="0014a8f0" officeooo:paragraph-rsid="0014a8f0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legreya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legreya" fo:font-size="9pt" officeooo:rsid="00155cdd" officeooo:paragraph-rsid="00155cdd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legreya" fo:font-size="9pt" officeooo:rsid="00155cdd" officeooo:paragraph-rsid="00155cdd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legreya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legreya" fo:font-size="9pt" style:text-underline-style="solid" style:text-underline-width="auto" style:text-underline-color="font-color" fo:font-weight="bold" officeooo:rsid="0014a8f0" officeooo:paragraph-rsid="0014a8f0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legreya" fo:font-size="9pt" style:text-underline-style="solid" style:text-underline-width="auto" style:text-underline-color="font-color" fo:font-weight="bold" officeooo:rsid="0014a8f0" officeooo:paragraph-rsid="0014a8f0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legreya" fo:font-size="10pt" officeooo:rsid="00155cdd" officeooo:paragraph-rsid="00155cdd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legreya" fo:font-size="10pt" officeooo:rsid="0015b527" officeooo:paragraph-rsid="0015b527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legreya" fo:font-size="10pt" officeooo:rsid="0015b527" officeooo:paragraph-rsid="001c1866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legreya" fo:font-size="10pt" fo:font-weight="normal" officeooo:rsid="0015b527" officeooo:paragraph-rsid="0015b527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7128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b527" style:font-weight-asian="normal" style:font-weight-complex="normal"/>
    </style:style>
    <style:style style:name="T6" style:family="text">
      <style:text-properties fo:font-weight="normal" officeooo:rsid="00174f75" style:font-weight-asian="normal" style:font-weight-complex="normal"/>
    </style:style>
    <style:style style:name="T7" style:family="text">
      <style:text-properties fo:font-weight="normal" officeooo:rsid="001b423f" style:font-weight-asian="normal" style:font-weight-complex="normal"/>
    </style:style>
    <style:style style:name="T8" style:family="text">
      <style:text-properties fo:font-weight="normal" officeooo:rsid="001c1866" style:font-weight-asian="normal" style:font-weight-complex="normal"/>
    </style:style>
    <style:style style:name="T9" style:family="text">
      <style:text-properties officeooo:rsid="0015b527"/>
    </style:style>
    <style:style style:name="T10" style:family="text">
      <style:text-properties officeooo:rsid="00161c1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e2518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164878" style:font-weight-asian="bold" style:font-weight-complex="bold"/>
    </style:style>
    <style:style style:name="T16" style:family="text">
      <style:text-properties style:text-underline-style="none" officeooo:rsid="00164878"/>
    </style:style>
    <style:style style:name="T17" style:family="text">
      <style:text-properties style:text-underline-style="none" officeooo:rsid="001c6387"/>
    </style:style>
    <style:style style:name="T18" style:family="text">
      <style:text-properties style:text-underline-style="none" officeooo:rsid="0020b202"/>
    </style:style>
    <style:style style:name="T19" style:family="text">
      <style:text-properties officeooo:rsid="00174f75"/>
    </style:style>
    <style:style style:name="T20" style:family="text">
      <style:text-properties fo:font-size="6pt" style:font-size-asian="5.25pt" style:font-size-complex="6pt"/>
    </style:style>
    <style:style style:name="T21" style:family="text">
      <style:text-properties officeooo:rsid="00225a50"/>
    </style:style>
    <style:style style:name="Sect1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o the War</text:p>
      <text:p text:style-name="P4"><text:span text:style-name="T21">Player</text:span> <text:span text:style-name="T10">Cheat Sheet</text:span></text:p>
      <text:section text:style-name="Sect1" text:name="Section2">
        <text:p text:style-name="P7">Ability Scores</text:p>
        <text:p text:style-name="P9"><text:s/>3d6 for each.</text:p>
        <text:p text:style-name="P9">• Strength (STR)</text:p>
        <text:p text:style-name="P9">• Dexterity (DEX) </text:p>
        <text:p text:style-name="P9">• Willpower (WIL) </text:p>
        <text:p text:style-name="P9"/>
        <text:p text:style-name="P7">Languages</text:p>
        <text:p text:style-name="P7"><text:span text:style-name="T4">Native + 1d4 additional.</text:span></text:p>
        <text:p text:style-name="P7"><text:span text:style-name="T4"/></text:p>
        <text:p text:style-name="P7">Hitpoitns (HP)</text:p>
        <text:p text:style-name="P9">1d6 + 4 HP</text:p>
        <text:p text:style-name="P9">Recovers in a short rest</text:p>
        <text:p text:style-name="P9">If at 0, STR takes damage</text:p>
        <text:p text:style-name="P9">If STR at 0, you die.</text:p>
        <text:p text:style-name="P7"/>
        <text:p text:style-name="P7">Classes</text:p>
        <text:p text:style-name="P10">Soldier</text:p>
        <text:p text:style-name="P9">• Tough, DR of 2.</text:p>
        <text:p text:style-name="P9">• Trained, use any weapon</text:p>
        <text:p text:style-name="P10">Marine</text:p>
        <text:p text:style-name="P9">• Sharpshooter, rifles miss on 1</text:p>
        <text:p text:style-name="P9"/>
        <text:p text:style-name="P9">• Lethal, +1 damage</text:p>
        <text:p text:style-name="P10">Paratrooper</text:p>
        <text:p text:style-name="P9">• Nightsight, +50 ft night vision.</text:p>
        <text:p text:style-name="P9">• Hauler, 15 slots before <text:span text:style-name="T1">slowed</text:span>.</text:p>
        <text:p text:style-name="P10">Engineer</text:p>
        <text:p text:style-name="P9">• Electronics, use any electronics</text:p>
        <text:p text:style-name="P9">• Repair, can fix or rig mechanical.</text:p>
        <text:p text:style-name="P10">Medic</text:p>
        <text:p text:style-name="P9">• Healing, can use Medic’s Kit to restore one player’s STR score per use.</text:p>
        <text:p text:style-name="P9">• Lucky, can reroll attack rolls twice per day.</text:p>
        <text:p text:style-name="P9">Spy</text:p>
        <text:p text:style-name="P9">• Charisma, charms personel on a 4 in 6, they’ll follow simple suggestions.</text:p>
        <text:p text:style-name="P9">• Discrete, can palm anything, can easily sneak small items undetected.</text:p>
        <text:p text:style-name="P9">Officer</text:p>
        <text:p text:style-name="P9">• Tactics, +1 to initiative rolls, and near allies gain +2 to damage rolls.</text:p>
        <text:p text:style-name="P9">• Organzation, three times per day, self or ally may reroll failed saves.</text:p>
        <text:p text:style-name="P9">Pilot</text:p>
        <text:p text:style-name="P9">• Air Pilot, Can fly any type of airplane.</text:p>
        <text:p text:style-name="P9">• Repair, can repair common mechanical equipment and electronics</text:p>
      </text:section>
      <text:p text:style-name="P1">Into the War</text:p>
      <text:p text:style-name="P3">Combat <text:span text:style-name="T10">Cheat Sheet</text:span></text:p>
      <text:p text:style-name="P5">Order <text:span text:style-name="T9">of Comba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29">1. <text:span text:style-name="T1">Surprise </text:span><text:span text:style-name="T5">and</text:span></text:p>
            <text:p text:style-name="P29"><text:span text:style-name="T1">Initiative</text:span>, 1d6, on:</text:p>
            <text:p text:style-name="P29">- 1 to 3 Referee</text:p>
            <text:p text:style-name="P29">- 4 to 6 Players</text:p>
          </table:table-cell>
          <table:table-cell table:style-name="Table2.A1" office:value-type="string">
            <text:p text:style-name="P29">2. <text:span text:style-name="T1">Declare</text:span> <text:span text:style-name="T1">Actions</text:span> <text:span text:style-name="T9">(</text:span>2<text:span text:style-name="T9">)</text:span></text:p>
            <text:p text:style-name="P29">- Move 50ft</text:p>
            <text:p text:style-name="P29">- Attack</text:p>
            <text:p text:style-name="P29">- Reload</text:p>
          </table:table-cell>
          <table:table-cell table:style-name="Table2.A1" office:value-type="string">
            <text:p text:style-name="P32">3. <text:span text:style-name="T1">Perform</text:span> <text:span text:style-name="T1">Actions</text:span></text:p>
            <text:p text:style-name="P32">- Attacks 1d6, 1-2 miss</text:p>
            <text:p text:style-name="P32">- Damage per weapon</text:p>
            <text:p text:style-name="P30"><text:span text:style-name="T4"/></text:p>
          </table:table-cell>
          <table:table-cell table:style-name="Table2.A1" office:value-type="string">
            <text:p text:style-name="P31">4. <text:span text:style-name="T1">Tally Ammo</text:span><text:span text:style-name="T4"> </text:span></text:p>
            <text:p text:style-name="P31"><text:span text:style-name="T4">- </text:span><text:span text:style-name="T8">Count</text:span><text:span text:style-name="T4"> </text:span><text:span text:style-name="T8">spent</text:span><text:span text:style-name="T4"> ammo </text:span></text:p>
            <text:p text:style-name="P31"><text:span text:style-name="T4"/></text:p>
          </table:table-cell>
          <table:table-cell table:style-name="Table2.E1" office:value-type="string">
            <text:p text:style-name="P31">5. <text:span text:style-name="T1">Special Damage</text:span></text:p>
            <text:p text:style-name="P31"><text:span text:style-name="T4">- DR reduces damage</text:span></text:p>
            <text:p text:style-name="P31"><text:span text:style-name="T4">- Blast effect</text:span><text:span text:style-name="T6">s a</text:span><text:span text:style-name="T4"> 20ft area</text:span></text:p>
            <text:p text:style-name="P31"><text:span text:style-name="T4">- </text:span><text:span text:style-name="T7">AP ignore 1/2 DR, reduce DR</text:span></text:p>
          </table:table-cell>
        </table:table-row>
      </table:table>
      <text:p text:style-name="P11"><text:span text:style-name="T2"/></text:p>
      <text:section text:style-name="Sect1" text:name="Section1">
        <text:p text:style-name="P12">Actions<text:span text:style-name="T4">: You can take non-standard actions at the Referee’s discretion.</text:span></text:p>
        <text:p text:style-name="P12">Armor Piercing <text:span text:style-name="T19">(AP)</text:span><text:span text:style-name="T4">: </text:span><text:span text:style-name="T6">I</text:span><text:span text:style-name="T4">gnore half</text:span></text:p>
        <text:p text:style-name="P12"><text:span text:style-name="T4">the target’s DR, rounded up. Successful attacks </text:span><text:span text:style-name="T6">reduce targets DR</text:span><text:span text:style-name="T4"> by 2 </text:span><text:span text:style-name="T6">permanently.</text:span></text:p>
        <text:p text:style-name="P13"><text:span text:style-name="T14">Change Targets</text:span><text:span text:style-name="T11">: If your target dies on your turn before you can act, make a 1d6 </text:span><text:span text:style-name="T14">Luck Roll</text:span><text:span text:style-name="T11"> to change targets, succeed on <text:s/>a 4 to 6.</text:span></text:p>
        <text:p text:style-name="P14"><text:span text:style-name="T14">Cover</text:span><text:span text:style-name="T11">: Behind a wall or in a trench, gives a DR of 3. </text:span></text:p>
        <text:p text:style-name="P14"><text:span text:style-name="T14">Damage Reduction (DR)</text:span><text:span text:style-name="T11">: Reduces the total damage received for each attack.</text:span></text:p>
        <text:p text:style-name="P15"><text:span text:style-name="T14">Disable Tank Movement</text:span><text:span text:style-name="T11">: With an explosive grenade or bazooka </text:span><text:span text:style-name="T18">&amp;</text:span><text:span text:style-name="T11"> attack roll of 6, you may permanently disable movement instead of dealing damage.<text:line-break/></text:span><text:span text:style-name="T15">Distance</text:span><text:span text:style-name="T16">: For every band outside your weapon’s range, </text:span><text:span text:style-name="T18">take </text:span><text:span text:style-name="T16">-1 on attack roll</text:span><text:span text:style-name="T18">s</text:span><text:span text:style-name="T16">.</text:span></text:p>
        <text:p text:style-name="P17"><text:span text:style-name="T16">H</text:span><text:span text:style-name="T11">P</text:span><text:span text:style-name="T12">: Can be recovered with a short rest; Once HP is zero, take damage to STR. When STR is zero, you die.</text:span></text:p>
        <text:p text:style-name="P18"><text:span text:style-name="T16">M</text:span><text:span text:style-name="T11">orale</text:span><text:span text:style-name="T12">: Enemies require a WIL save to avoid being routed when they lose half their numbers.</text:span></text:p>
        <text:p text:style-name="P14"><text:span text:style-name="T14">Pin Down</text:span><text:span text:style-name="T11">: 3 attacks focused in the same 10 ft area causes occupants to take -2 to their next attack roll.</text:span></text:p>
        <text:p text:style-name="P14"><text:span text:style-name="T14">Prone</text:span><text:span text:style-name="T11">: uses a move action to get up/down, +1 to your attacks, +1 DR</text:span></text:p>
        <text:p text:style-name="P19"><text:span text:style-name="T11">Retreat / </text:span><text:span text:style-name="T17">Routed</text:span><text:span text:style-name="T12">: Move 150 ft. away from battle, forgo other actions. Enemies get +1 on attacks vs. you.</text:span></text:p>
        <text:p text:style-name="P13"><text:span text:style-name="T14">Surprise</text:span><text:span text:style-name="T11">: Before combat starts, if you catch the enemy off guard, your entire side may take 1 free action each. </text:span></text:p>
        <text:p text:style-name="P20"><text:span text:style-name="T11">Visibility</text:span><text:span text:style-name="T12">: At day you can easily see distant ranges; night is limited to far. Scopes and binoculars increase these by 1 band. Someone creating light at night is visible at </text:span><text:span text:style-name="T13">distant ranges</text:span><text:span text:style-name="T12">.</text:span></text:p>
        <text:p text:style-name="P16"><text:span text:style-name="T2"/></text:p>
        <text:p text:style-name="P16"><text:span text:style-name="T2">Weapon </text:span><text:span text:style-name="T3">&amp; Visibility </text:span><text:span text:style-name="T2">Ranges</text:span><text:line-break/><text:span text:style-name="T1">Close</text:span>….....Within 5 feet.</text:p>
        <text:p text:style-name="P16"><text:span text:style-name="T1">Near</text:span>……...5 and 100 ft.</text:p>
        <text:p text:style-name="P16"><text:span text:style-name="T1">Far</text:span>…….…..101 and 300 ft.</text:p>
        <text:p text:style-name="P16"><text:span text:style-name="T1">Distant</text:span>…..301 and 1500 ft.</text:p>
        <text:p text:style-name="P16"><text:span text:style-name="T1">Extreme</text:span>...1501 and 3000 ft</text:p>
        <text:p text:style-name="P16"/>
        <text:p text:style-name="P16"/>
        <text:p text:style-name="P16"/>
      </text:section>
      <text:p text:style-name="P6"><text:span text:style-name="T20"><text:s/></text:span><text:line-break/>Weapons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7">Weapons</text:p>
          </table:table-cell>
          <table:table-cell table:style-name="Table1.A1" office:value-type="string">
            <text:p text:style-name="P28">Damage</text:p>
          </table:table-cell>
          <table:table-cell table:style-name="Table1.A1" office:value-type="string">
            <text:p text:style-name="P28">Range</text:p>
          </table:table-cell>
          <table:table-cell table:style-name="Table1.A1" office:value-type="string">
            <text:p text:style-name="P28">Reload</text:p>
          </table:table-cell>
          <table:table-cell table:style-name="Table1.A1" office:value-type="string">
            <text:p text:style-name="P28">Slots</text:p>
          </table:table-cell>
          <table:table-cell table:style-name="Table1.A1" office:value-type="string">
            <text:p text:style-name="P27">Notes</text:p>
          </table:table-cell>
        </table:table-row>
        <table:table-row table:style-name="Table1.2">
          <table:table-cell table:style-name="Table1.A1" office:value-type="string">
            <text:p text:style-name="P21">Knife or Bayonet</text:p>
          </table:table-cell>
          <table:table-cell table:style-name="Table1.A1" office:value-type="string">
            <text:p text:style-name="P22">1d4 + 4</text:p>
          </table:table-cell>
          <table:table-cell table:style-name="Table1.A1" office:value-type="string">
            <text:p text:style-name="P22">Close</text:p>
          </table:table-cell>
          <table:table-cell table:style-name="Table1.A1" office:value-type="string">
            <text:p text:style-name="P26">-</text:p>
          </table:table-cell>
          <table:table-cell table:style-name="Table1.A1" office:value-type="string">
            <text:p text:style-name="P25">0</text:p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21">Pistol, Silenced .22</text:p>
          </table:table-cell>
          <table:table-cell table:style-name="Table1.A1" office:value-type="string">
            <text:p text:style-name="P22">1d4 + 1</text:p>
          </table:table-cell>
          <table:table-cell table:style-name="Table1.A1" office:value-type="string">
            <text:p text:style-name="P22">Near</text:p>
          </table:table-cell>
          <table:table-cell table:style-name="Table1.A1" office:value-type="string">
            <text:p text:style-name="P22">10</text:p>
          </table:table-cell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4"/>
          </table:table-cell>
        </table:table-row>
        <table:table-row table:style-name="Table1.2">
          <table:table-cell table:style-name="Table1.A1" office:value-type="string">
            <text:p text:style-name="P21">Pistol</text:p>
          </table:table-cell>
          <table:table-cell table:style-name="Table1.A1" office:value-type="string">
            <text:p text:style-name="P22">1d6</text:p>
          </table:table-cell>
          <table:table-cell table:style-name="Table1.A1" office:value-type="string">
            <text:p text:style-name="P22">Near</text:p>
          </table:table-cell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21">Revolver</text:p>
          </table:table-cell>
          <table:table-cell table:style-name="Table1.A1" office:value-type="string">
            <text:p text:style-name="P22">1d6 + 1</text:p>
          </table:table-cell>
          <table:table-cell table:style-name="Table1.A1" office:value-type="string">
            <text:p text:style-name="P22">Near</text:p>
          </table:table-cell>
          <table:table-cell table:style-name="Table1.A1" office:value-type="string">
            <text:p text:style-name="P22">6</text:p>
          </table:table-cell>
          <table:table-cell table:style-name="Table1.A1" office:value-type="string">
            <text:p text:style-name="P25">1</text:p>
          </table:table-cell>
          <table:table-cell table:style-name="Table1.A1" office:value-type="string">
            <text:p text:style-name="P23"/>
          </table:table-cell>
        </table:table-row>
        <table:table-row table:style-name="Table1.2">
          <table:table-cell table:style-name="Table1.A1" office:value-type="string">
            <text:p text:style-name="P21">Sub Machine Gun</text:p>
          </table:table-cell>
          <table:table-cell table:style-name="Table1.A1" office:value-type="string">
            <text:p text:style-name="P22">2d6</text:p>
          </table:table-cell>
          <table:table-cell table:style-name="Table1.A1" office:value-type="string">
            <text:p text:style-name="P22">Near</text:p>
          </table:table-cell>
          <table:table-cell table:style-name="Table1.A1" office:value-type="string">
            <text:p text:style-name="P22">20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21">Carbine</text:p>
          </table:table-cell>
          <table:table-cell table:style-name="Table1.A1" office:value-type="string">
            <text:p text:style-name="P22">2d6 + 1</text:p>
          </table:table-cell>
          <table:table-cell table:style-name="Table1.A1" office:value-type="string">
            <text:p text:style-name="P22">Far</text:p>
          </table:table-cell>
          <table:table-cell table:style-name="Table1.A1" office:value-type="string">
            <text:p text:style-name="P22">15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3"/>
          </table:table-cell>
        </table:table-row>
        <table:table-row table:style-name="Table1.2">
          <table:table-cell table:style-name="Table1.A1" office:value-type="string">
            <text:p text:style-name="P21">Rifle</text:p>
          </table:table-cell>
          <table:table-cell table:style-name="Table1.A1" office:value-type="string">
            <text:p text:style-name="P22">2d6 + 2</text:p>
          </table:table-cell>
          <table:table-cell table:style-name="Table1.A1" office:value-type="string">
            <text:p text:style-name="P22">Far</text:p>
          </table:table-cell>
          <table:table-cell table:style-name="Table1.A1" office:value-type="string">
            <text:p text:style-name="P22">10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21">Automatic Rifle</text:p>
          </table:table-cell>
          <table:table-cell table:style-name="Table1.A1" office:value-type="string">
            <text:p text:style-name="P22">3d6</text:p>
          </table:table-cell>
          <table:table-cell table:style-name="Table1.A1" office:value-type="string">
            <text:p text:style-name="P22">Far</text:p>
          </table:table-cell>
          <table:table-cell table:style-name="Table1.A1" office:value-type="string">
            <text:p text:style-name="P22">15</text:p>
          </table:table-cell>
          <table:table-cell table:style-name="Table1.A1" office:value-type="string">
            <text:p text:style-name="P25">3</text:p>
          </table:table-cell>
          <table:table-cell table:style-name="Table1.A1" office:value-type="string">
            <text:p text:style-name="P23"/>
          </table:table-cell>
        </table:table-row>
        <table:table-row table:style-name="Table1.2">
          <table:table-cell table:style-name="Table1.A1" office:value-type="string">
            <text:p text:style-name="P21">Shotgun</text:p>
          </table:table-cell>
          <table:table-cell table:style-name="Table1.A1" office:value-type="string">
            <text:p text:style-name="P22">4d6</text:p>
          </table:table-cell>
          <table:table-cell table:style-name="Table1.A1" office:value-type="string">
            <text:p text:style-name="P22">Near</text:p>
          </table:table-cell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21">Sniper Rifle</text:p>
          </table:table-cell>
          <table:table-cell table:style-name="Table1.A1" office:value-type="string">
            <text:p text:style-name="P22">6d4</text:p>
          </table:table-cell>
          <table:table-cell table:style-name="Table1.A1" office:value-type="string">
            <text:p text:style-name="P22">Extreme</text:p>
          </table:table-cell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4">Has a scope</text:p>
          </table:table-cell>
        </table:table-row>
        <table:table-row table:style-name="Table1.2">
          <table:table-cell table:style-name="Table1.A1" office:value-type="string">
            <text:p text:style-name="P21">Machine Gun</text:p>
          </table:table-cell>
          <table:table-cell table:style-name="Table1.A1" office:value-type="string">
            <text:p text:style-name="P22">4d6</text:p>
          </table:table-cell>
          <table:table-cell table:style-name="Table1.A1" office:value-type="string">
            <text:p text:style-name="P22">Far</text:p>
          </table:table-cell>
          <table:table-cell table:style-name="Table1.A1" office:value-type="string">
            <text:p text:style-name="P22">50</text:p>
          </table:table-cell>
          <table:table-cell table:style-name="Table1.A1" office:value-type="string">
            <text:p text:style-name="P25">3</text:p>
          </table:table-cell>
          <table:table-cell table:style-name="Table1.A1" office:value-type="string">
            <text:p text:style-name="P24">Req. prone position; overheats with 5 rounds of continuous fire</text:p>
          </table:table-cell>
        </table:table-row>
        <table:table-row>
          <table:table-cell table:style-name="Table1.A1" office:value-type="string">
            <text:p text:style-name="P21">Bazooka</text:p>
          </table:table-cell>
          <table:table-cell table:style-name="Table1.A1" office:value-type="string">
            <text:p text:style-name="P22">4d8</text:p>
          </table:table-cell>
          <table:table-cell table:style-name="Table1.A1" office:value-type="string">
            <text:p text:style-name="P22">Far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5">3</text:p>
          </table:table-cell>
          <table:table-cell table:style-name="Table1.A1" office:value-type="string">
            <text:p text:style-name="P24">Blast and AP</text:p>
          </table:table-cell>
        </table:table-row>
        <table:table-row table:style-name="Table1.2">
          <table:table-cell table:style-name="Table1.A1" office:value-type="string">
            <text:p text:style-name="P21">Grenade, Rifle</text:p>
          </table:table-cell>
          <table:table-cell table:style-name="Table1.A1" office:value-type="string">
            <text:p text:style-name="P22">2d8</text:p>
          </table:table-cell>
          <table:table-cell table:style-name="Table1.A1" office:value-type="string">
            <text:p text:style-name="P22">Near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5">3 Per</text:p>
          </table:table-cell>
          <table:table-cell table:style-name="Table1.A1" office:value-type="string">
            <text:p text:style-name="P24">Req. grenade launcher; Blast or Smoke; Blast has AP;Smoke lasts 2d4 rounds</text:p>
          </table:table-cell>
        </table:table-row>
        <table:table-row>
          <table:table-cell table:style-name="Table1.A1" office:value-type="string">
            <text:p text:style-name="P21">Grenade, Hand</text:p>
          </table:table-cell>
          <table:table-cell table:style-name="Table1.A1" office:value-type="string">
            <text:p text:style-name="P22">2d8</text:p>
          </table:table-cell>
          <table:table-cell table:style-name="Table1.A1" office:value-type="string">
            <text:p text:style-name="P22">Near</text:p>
          </table:table-cell>
          <table:table-cell table:style-name="Table1.A1" office:value-type="string">
            <text:p text:style-name="P26">-</text:p>
          </table:table-cell>
          <table:table-cell table:style-name="Table1.A1" office:value-type="string">
            <text:p text:style-name="P25">3 Per</text:p>
          </table:table-cell>
          <table:table-cell table:style-name="Table1.A1" office:value-type="string">
            <text:p text:style-name="P24">Blast or smoke; Blast has AP; Smoke lasts 2d4 rounds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ave" svg:font-family="Agave" style:font-pitch="fixed"/>
    <style:font-face style:name="Alegreya" svg:font-family="Alegreya" style:font-adornments="Black" style:font-pitch="variable"/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3:02:17.356250190</meta:creation-date>
    <dc:date>2025-04-14T18:45:41.888340181</dc:date>
    <meta:editing-duration>P13DT21H55M50S</meta:editing-duration>
    <meta:editing-cycles>10</meta:editing-cycles>
    <meta:generator>LibreOffice/24.2.7.2$Linux_X86_64 LibreOffice_project/420$Build-2</meta:generator>
    <meta:document-statistic meta:table-count="2" meta:image-count="0" meta:object-count="0" meta:page-count="2" meta:paragraph-count="160" meta:word-count="689" meta:character-count="3553" meta:non-whitespace-character-count="3014"/>
  </office:meta>
</office:document-meta>
</file>